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4A10000268E78BF39F3.svm"/>
  <manifest:file-entry manifest:media-type="" manifest:full-path="Pictures/200000090000425B0000161F1B6C2672.svm"/>
  <manifest:file-entry manifest:media-type="" manifest:full-path="Pictures/2000000900005DBF0000314EC8772482.svm"/>
  <manifest:file-entry manifest:media-type="" manifest:full-path="Pictures/200000090000163A000016546E6B192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3pt" style:font-size-asian="11.3500003814697pt" style:font-size-complex="13pt"/>
    </style:style>
    <style:style style:name="P6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Table_20_Contents">
      <style:text-properties fo:font-size="16pt" style:font-size-asian="16pt" style:font-size-complex="16pt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 style:list-style-name="L1">
      <style:text-properties fo:font-size="15pt" style:font-size-asian="15pt" style:font-size-complex="15pt"/>
    </style:style>
    <style:style style:name="P12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P14" style:family="paragraph" style:parent-style-name="Text_20_body" style:list-style-name="L3">
      <style:text-properties fo:font-size="15pt" style:font-size-asian="15pt" style:font-size-complex="15pt"/>
    </style:style>
    <style:style style:name="P15" style:family="paragraph" style:parent-style-name="Text_20_body" style:list-style-name="L2"/>
    <style:style style:name="P16" style:family="paragraph" style:parent-style-name="Text_20_body">
      <style:text-properties fo:font-size="24pt" style:font-size-asian="24pt" style:font-size-complex="24pt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Heading_20_1" style:list-style-name="L3">
      <style:text-properties fo:font-size="15pt" style:font-size-asian="15pt" style:font-size-complex="15pt"/>
    </style:style>
    <style:style style:name="P19" style:family="paragraph" style:parent-style-name="Heading_20_2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ita </text:p>
      <text:p text:style-name="P1">Bayssac</text:p>
      <text:p text:style-name="P3">TP1 Debit2</text:p>
      <text:h text:style-name="P7" text:outline-level="1">I. Schématisation et fonctionnement</text:h>
      <text:p text:style-name="P6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8">leur symbole normalisé</text:p>
          </table:table-cell>
          <table:table-cell table:style-name="Tableau3.A1" office:value-type="string">
            <text:p text:style-name="P8">leur marque</text:p>
          </table:table-cell>
          <table:table-cell table:style-name="Tableau3.A1" office:value-type="string">
            <text:p text:style-name="P8">leur référence</text:p>
          </table:table-cell>
          <table:table-cell table:style-name="Tableau3.D1" office:value-type="string">
            <text:p text:style-name="P8">les caractéristiques principales en les chiffrant</text:p>
          </table:table-cell>
        </table:table-row>
        <table:table-row>
          <table:table-cell table:style-name="Tableau3.A2" office:value-type="string">
            <text:p text:style-name="P8">FI</text:p>
          </table:table-cell>
          <table:table-cell table:style-name="Tableau3.A2" office:value-type="string">
            <text:p text:style-name="P8">GEMU</text:p>
          </table:table-cell>
          <table:table-cell table:style-name="Tableau3.A2" office:value-type="string">
            <text:p text:style-name="P8">40016300</text:p>
          </table:table-cell>
          <table:table-cell table:style-name="Tableau3.D2" office:value-type="string">
            <text:p text:style-name="P2">Max 15bar</text:p>
          </table:table-cell>
        </table:table-row>
        <table:table-row>
          <table:table-cell table:style-name="Tableau3.A2" office:value-type="string">
            <text:p text:style-name="P8">FT</text:p>
          </table:table-cell>
          <table:table-cell table:style-name="Tableau3.A2" office:value-type="string">
            <text:p text:style-name="P8">kobold</text:p>
          </table:table-cell>
          <table:table-cell table:style-name="Tableau3.A2" office:value-type="string">
            <text:p text:style-name="P8">097698</text:p>
          </table:table-cell>
          <table:table-cell table:style-name="Tableau3.D2" office:value-type="string">
            <text:p text:style-name="P8">2,5L/min</text:p>
            <text:p text:style-name="P8">24V</text:p>
            <text:p text:style-name="P8">4-20mA</text:p>
          </table:table-cell>
        </table:table-row>
        <table:table-row>
          <table:table-cell table:style-name="Tableau3.A2" office:value-type="string">
            <text:p text:style-name="P8">Vanne </text:p>
          </table:table-cell>
          <table:table-cell table:style-name="Tableau3.A2" office:value-type="string">
            <text:p text:style-name="P8">burkert</text:p>
          </table:table-cell>
          <table:table-cell table:style-name="Tableau3.A2" office:value-type="string">
            <text:p text:style-name="P8">00176003</text:p>
          </table:table-cell>
          <table:table-cell table:style-name="Tableau3.D2" office:value-type="string">
            <text:p text:style-name="P8">4-20 mA</text:p>
          </table:table-cell>
        </table:table-row>
        <table:table-row>
          <table:table-cell table:style-name="Tableau3.A2" office:value-type="string">
            <text:p text:style-name="P8">FIC</text:p>
          </table:table-cell>
          <table:table-cell table:style-name="Tableau3.A2" office:value-type="string">
            <text:p text:style-name="P8">Eurotherm</text:p>
          </table:table-cell>
          <table:table-cell table:style-name="Tableau3.A2" office:value-type="string">
            <text:p text:style-name="P8">2604</text:p>
          </table:table-cell>
          <table:table-cell table:style-name="Tableau3.D2" office:value-type="string">
            <text:p text:style-name="P8"/>
          </table:table-cell>
        </table:table-row>
      </table:table>
      <text:p text:style-name="Standard"/>
      <text:p text:style-name="P4">2)Pour chaque transmetteur, préciser s’il est 2,3 ou 4 fils, ainsi que son câblage sur la maquette. </text:p>
      <text:p text:style-name="P4"/>
      <text:p text:style-name="P4">FT câblage 2 fils </text:p>
      <text:p text:style-name="P4"><draw:frame draw:style-name="fr1" draw:name="images1" text:anchor-type="paragraph" svg:x="5.417cm" svg:y="0.9cm" svg:width="5.69cm" svg:height="5.717cm" draw:z-index="0"><draw:image xlink:href="Pictures/200000090000163A000016546E6B192A.svm" xlink:type="simple" xlink:show="embed" xlink:actuate="onLoad"/></draw:frame></text:p>
      <text:list xml:id="list22543015" text:style-name="L1">
        <text:list-item>
          <text:p text:style-name="P11">Pour chaque transmetteur, préciser son principe de fonctionnement.</text:p>
        </text:list-item>
      </text:list>
      <text:p text:style-name="P4"/>
      <text:p text:style-name="P4">Le transmetteur dé débit fonctionne grâce un rotor et grâce a la vitesse de rotation du rotor on en déduis un débit.</text:p>
      <text:p text:style-name="P4"/>
      <text:p text:style-name="P4"/>
      <text:p text:style-name="P13"><text:soft-page-break/>4)Préciser les éléments suivants : </text:p>
      <text:list xml:id="list22546110" text:style-name="L2">
        <text:list-item>
          <text:p text:style-name="P17">la grandeur réglée ; Débit Qe</text:p>
        </text:list-item>
        <text:list-item>
          <text:p text:style-name="P17">la grandeur réglante ; section ouverture vanne </text:p>
        </text:list-item>
        <text:list-item>
          <text:p text:style-name="P17">l’organe de réglage ; </text:p>
        </text:list-item>
        <text:list-item>
          <text:p text:style-name="P15">une grandeur perturbatrice. Pression</text:p>
        </text:list-item>
      </text:list>
      <text:p text:style-name="P4">5)Expliquer le fonctionnement de la maquette </text:p>
      <text:p text:style-name="P5"/>
      <text:p text:style-name="P5">Le débit est mesuré grâce a un capteur qui selon le débit mesuré va ouvrir ou fermé la vanne pour laissé passer plus ou moins d'eau donc de débit.</text:p>
      <text:p text:style-name="P12"/>
      <text:p text:style-name="P4"><text:span text:style-name="T1">6) Proposer un schéma TI de votre maquette.</text:span> </text:p>
      <text:list xml:id="list22563720" text:style-name="L3">
        <text:list-item>
          <text:p text:style-name="P14"><draw:frame draw:style-name="fr1" draw:name="images2" text:anchor-type="paragraph" svg:x="0.933cm" svg:y="0.413cm" svg:width="14.183cm" svg:height="7.066cm" draw:z-index="1"><draw:image xlink:href="Pictures/20000009000044A10000268E78BF39F3.svm" xlink:type="simple" xlink:show="embed" xlink:actuate="onLoad"/></draw:frame>Proposer un schéma fonctionnel de votre maquette. On repérera sur le schéma les éléments et les grandeurs physiques présents sur la maquette.</text:p>
          <text:h text:style-name="P18" text:outline-level="1"><draw:frame draw:style-name="fr1" draw:name="images3" text:anchor-type="paragraph" svg:x="0.757cm" svg:y="1.085cm" svg:width="15.487cm" svg:height="7.946cm" draw:z-index="2"><draw:image xlink:href="Pictures/2000000900005DBF0000314EC8772482.svm" xlink:type="simple" xlink:show="embed" xlink:actuate="onLoad"/></draw:frame></text:h>
        </text:list-item>
      </text:list>
      <text:p text:style-name="P4"/>
      <text:p text:style-name="P4"/>
      <text:p text:style-name="P4"><text:soft-page-break/></text:p>
      <text:h text:style-name="P19" text:outline-level="2">II. Mode manuel</text:h>
      <text:p text:style-name="P16"><draw:frame draw:style-name="fr2" draw:name="images4" text:anchor-type="paragraph" svg:width="16.986cm" svg:height="5.664cm" draw:z-index="3"><draw:image xlink:href="Pictures/200000090000425B0000161F1B6C2672.svm" xlink:type="simple" xlink:show="embed" xlink:actuate="onLoad"/></draw:frame> Les régulation de débit sont toujours s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842cm" fo:text-indent="-0.762cm" fo:margin-left="5.84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6.096cm" fo:text-indent="-1.016cm" fo:margin-left="6.09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6.604cm" fo:text-indent="-1.524cm" fo:margin-left="6.60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112cm" fo:text-indent="-2.032cm" fo:margin-left="7.11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07T00:13:23.93</meta:creation-date>
    <dc:date>2019-10-07T02:50:35.12</dc:date>
    <meta:editing-duration>PT27M27S</meta:editing-duration>
    <meta:editing-cycles>2</meta:editing-cycles>
    <meta:generator>LibreOffice/3.3$Win32 LibreOffice_project/330m19$Build-202</meta:generator>
    <meta:document-statistic meta:table-count="1" meta:image-count="4" meta:object-count="0" meta:page-count="3" meta:paragraph-count="40" meta:word-count="198" meta:character-count="1166"/>
  </office:meta>
</office:document-meta>
</file>